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bitmap" draw:fill-image-name="a9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bitmap" draw:fill-image-name="a56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9">
      <style:drawing-page-properties draw:fill="bitmap" draw:fill-image-name="a96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bitmap" draw:fill-image-name="a62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bitmap" draw:fill-image-name="a59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bitmap" draw:fill-image-name="a82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64f0e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f64f0e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bitmap" draw:fill-image-name="a71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4">
      <style:drawing-page-properties draw:fill="bitmap" draw:fill-image-name="a533" style:repeat="stretch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bitmap" draw:fill-image-name="a729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bitmap" draw:fill-image-name="a93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bitmap" draw:fill-image-name="a54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1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34" draw:master-page-name="Master1-Layout1-title-Diapositive-de-titre" presentation:presentation-page-layout-name="Master1-PPL1" draw:id="Slide-256">
        <draw:frame draw:id="id118" presentation:style-name="a538" draw:name="Titre 1" svg:x="4.33333in" svg:y="2.14815in" svg:width="7.87153in" svg:height="2.64815in" presentation:class="title" presentation:placeholder="false">
          <draw:text-box>
            <text:p text:style-name="a537" text:class-names="" text:cond-style-name="" text:id="id117"><text:span text:style-name="a535" text:class-names="">Superglobales</text:span><text:span text:style-name="a536" text:class-names=""/></text:p>
          </draw:text-box>
          <svg:title/>
          <svg:desc/>
        </draw:frame>
        <draw:frame draw:id="id120" presentation:style-name="a542" draw:name="Sous-titre 2" svg:x="4.33333in" svg:y="4.79629in" svg:width="7.87153in" svg:height="1.53704in" presentation:class="subtitle" presentation:placeholder="false">
          <draw:text-box>
            <text:p text:style-name="a541" text:class-names="" text:cond-style-name="" text:id="id119"><text:span text:style-name="a539" text:class-names="">Des variables pas comme les autres</text:span><text:span text:style-name="a54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transitionFilter smil:targetElement="id11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fade" smil:subtype="crossfade" smil:dur="0.5s"/>
                </anim:par>
              </anim:par>
            </anim:par>
          </anim:seq>
        </anim:par>
      </draw:page>
      <draw:page draw:name="Slide2" draw:style-name="a544" draw:master-page-name="Master1-Layout2-obj-Titre-et-contenu" presentation:presentation-page-layout-name="Master1-PPL2" draw:id="Slide-257">
        <draw:frame draw:id="id122" presentation:style-name="a548" draw:name="Titre 1" svg:x="0.75in" svg:y="0.66667in" svg:width="11.07986in" svg:height="1.59259in" presentation:class="title" presentation:placeholder="false">
          <draw:text-box>
            <text:p text:style-name="a547" text:class-names="" text:cond-style-name="" text:id="id121"><text:span text:style-name="a545" text:class-names="">Sommaire</text:span><text:span text:style-name="a546" text:class-names=""/></text:p>
          </draw:text-box>
          <svg:title/>
          <svg:desc/>
        </draw:frame>
        <draw:frame draw:id="id126" presentation:style-name="a562" draw:name="Espace réservé du contenu 2" svg:x="0.75in" svg:y="2.34259in" svg:width="11.07986in" svg:height="3.99074in" presentation:class="outline" presentation:placeholder="false">
          <draw:text-box>
            <text:list text:style-name="a551">
              <text:list-item>
                <text:p text:style-name="a550" text:class-names="" text:cond-style-name="" text:id="id123"><text:span text:style-name="a549" text:class-names="">Présentation</text:span></text:p>
              </text:list-item>
            </text:list>
            <text:list text:style-name="a558">
              <text:list-item>
                <text:p text:style-name="a557" text:class-names="" text:cond-style-name="" text:id="id124"><text:span text:style-name="a552" text:class-names="">Portée</text:span><text:span text:style-name="a553" text:class-names=""><text:s text:c="1"/></text:span><text:span text:style-name="a554" text:class-names="">des</text:span><text:span text:style-name="a555" text:class-names=""><text:s text:c="1"/></text:span><text:span text:style-name="a556" text:class-names="">variables ?</text:span></text:p>
              </text:list-item>
            </text:list>
            <text:list text:style-name="a561">
              <text:list-item>
                <text:p text:style-name="a560" text:class-names="" text:cond-style-name="" text:id="id125"><text:span text:style-name="a559" text:class-names="">Listing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  <anim:transitionFilter smil:targetElement="id12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  <anim:transitionFilter smil:targetElement="id12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  <anim:transitionFilter smil:targetElement="id12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0.5s"/>
                </anim:par>
              </anim:par>
            </anim:par>
          </anim:seq>
        </anim:par>
      </draw:page>
      <draw:page draw:name="Slide3" draw:style-name="a564" draw:master-page-name="Master1-Layout2-obj-Titre-et-contenu" presentation:presentation-page-layout-name="Master1-PPL2" draw:id="Slide-258">
        <draw:frame draw:id="id128" presentation:style-name="a568" draw:name="Titre 1" svg:x="0.75in" svg:y="0.66667in" svg:width="11.07986in" svg:height="1.59259in" presentation:class="title" presentation:placeholder="false">
          <draw:text-box>
            <text:p text:style-name="a567" text:class-names="" text:cond-style-name="" text:id="id127"><text:span text:style-name="a565" text:class-names="">Présentation</text:span><text:span text:style-name="a566" text:class-names=""/></text:p>
          </draw:text-box>
          <svg:title/>
          <svg:desc/>
        </draw:frame>
        <draw:frame draw:id="id133" presentation:style-name="a589" draw:name="Espace réservé du contenu 2" svg:x="0.75in" svg:y="2.34259in" svg:width="11.07986in" svg:height="3.99074in" presentation:class="outline" presentation:placeholder="false">
          <draw:text-box>
            <text:list text:style-name="a575">
              <text:list-item>
                <text:p text:style-name="a574" text:class-names="" text:cond-style-name="" text:id="id129"><text:span text:style-name="a569" text:class-names="">Les superglobales sont des variables<text:s text:c="1"/></text:span><text:span text:style-name="a570" text:class-names="">interne<text:s text:c="1"/></text:span><text:span text:style-name="a571" text:class-names="">qui sont<text:s text:c="1"/></text:span><text:span text:style-name="a572" text:class-names="">toujours disponibles</text:span><text:span text:style-name="a573" text:class-names="">, quelque soit le contexte.</text:span></text:p>
              </text:list-item>
            </text:list>
            <text:list text:style-name="a582">
              <text:list-item>
                <text:p text:style-name="a581" text:class-names="" text:cond-style-name="" text:id="id130"><text:span text:style-name="a576" text:class-names="">Hormis<text:s text:c="1"/></text:span><text:span text:style-name="a577" text:class-names="">$GLOBALS</text:span><text:span text:style-name="a578" text:class-names=""><text:s text:c="1"/>elle sont le plus souvent formaté de la façon suivante:<text:s text:c="1"/></text:span><text:span text:style-name="a579" text:class-names="">$_NOMVARIABLE</text:span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 text:id="id131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 text:id="id132"><text:span text:style-name="a58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8" smil:attributeName="visibility" smil:to="visible" smil:begin="0.0s" smil:dur="0.001s" smil:fill="hold"/>
                  <anim:transitionFilter smil:targetElement="id12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0" smil:attributeName="visibility" smil:to="visible" smil:begin="0.0s" smil:dur="0.001s" smil:fill="hold"/>
                  <anim:transitionFilter smil:targetElement="id130" smil:type="fade" smil:subtype="crossfade" smil:dur="0.5s"/>
                </anim:par>
              </anim:par>
            </anim:par>
          </anim:seq>
        </anim:par>
      </draw:page>
      <draw:page draw:name="Slide4" draw:style-name="a591" draw:master-page-name="Master1-Layout2-obj-Titre-et-contenu" presentation:presentation-page-layout-name="Master1-PPL2" draw:id="Slide-259">
        <draw:frame draw:id="id135" presentation:style-name="a595" draw:name="Titre 1" svg:x="0.75in" svg:y="0.66667in" svg:width="11.07986in" svg:height="1.59259in" presentation:class="title" presentation:placeholder="false">
          <draw:text-box>
            <text:p text:style-name="a594" text:class-names="" text:cond-style-name="" text:id="id134"><text:span text:style-name="a592" text:class-names="">Portée des variables</text:span><text:span text:style-name="a593" text:class-names=""/></text:p>
          </draw:text-box>
          <svg:title/>
          <svg:desc/>
        </draw:frame>
        <draw:frame draw:id="id139" presentation:style-name="a622" draw:name="Espace réservé du contenu 2" svg:x="0.75in" svg:y="2.34259in" svg:width="11.07986in" svg:height="3.99074in" presentation:class="outline" presentation:placeholder="false">
          <draw:text-box>
            <text:list text:style-name="a611">
              <text:list-item>
                <text:p text:style-name="a610" text:class-names="" text:cond-style-name="" text:id="id136"><text:span text:style-name="a596" text:class-names="">Les</text:span><text:span text:style-name="a597" text:class-names=""><text:s text:c="1"/></text:span><text:span text:style-name="a598" text:class-names="">variables</text:span><text:span text:style-name="a599" text:class-names=""><text:s text:c="1"/></text:span><text:span text:style-name="a600" text:class-names="">sont</text:span><text:span text:style-name="a601" text:class-names=""><text:s text:c="1"/></text:span><text:span text:style-name="a602" text:class-names="">le</text:span><text:span text:style-name="a603" text:class-names=""><text:s text:c="1"/></text:span><text:span text:style-name="a604" text:class-names="">plus</text:span><text:span text:style-name="a605" text:class-names=""><text:s text:c="1"/></text:span><text:span text:style-name="a606" text:class-names="">souvent</text:span><text:span text:style-name="a607" text:class-names=""><text:s text:c="1"/></text:span><text:span text:style-name="a608" text:class-names="">local<text:s text:c="1"/></text:span><text:span text:style-name="a609" text:class-names="">à la fonction.<text:s text:c="1"/></text:span></text:p>
              </text:list-item>
            </text:list>
            <text:list text:style-name="a615">
              <text:list-item>
                <text:p text:style-name="a614" text:class-names="" text:cond-style-name="" text:id="id137"><text:span text:style-name="a612" text:class-names="">Pour rendre une variable accessible en dehors de la fonction on peut utiliser le mot clé<text:s text:c="1"/></text:span><text:span text:style-name="a613" text:class-names="">global.</text:span></text:p>
              </text:list-item>
            </text:list>
            <text:list text:style-name="a621">
              <text:list-item>
                <text:p text:style-name="a620" text:class-names="" text:cond-style-name="" text:id="id138"><text:span text:style-name="a616" text:class-names="">De part sa nature il est donc inutile de rajouter le mot clé<text:s text:c="1"/></text:span><text:span text:style-name="a617" text:class-names="">global</text:span><text:span text:style-name="a618" text:class-names=""><text:s text:c="1"/>à une superglobales.</text:span><text:span text:style-name="a61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8" smil:attributeName="visibility" smil:to="visible" smil:begin="0.0s" smil:dur="0.001s" smil:fill="hold"/>
                  <anim:transitionFilter smil:targetElement="id138" smil:type="fade" smil:subtype="crossfade" smil:dur="0.5s"/>
                </anim:par>
              </anim:par>
            </anim:par>
          </anim:seq>
        </anim:par>
      </draw:page>
      <draw:page draw:name="Slide5" draw:style-name="a624" draw:master-page-name="Master1-Layout4-twoObj-Deux-contenus" presentation:presentation-page-layout-name="Master1-PPL4" draw:id="Slide-260">
        <draw:frame draw:id="id141" presentation:style-name="a628" draw:name="Titre 1" svg:x="0.75in" svg:y="0.66667in" svg:width="11.07986in" svg:height="1.59259in" presentation:class="title" presentation:placeholder="false">
          <draw:text-box>
            <text:p text:style-name="a627" text:class-names="" text:cond-style-name="" text:id="id140"><text:span text:style-name="a625" text:class-names="">Listing</text:span><text:span text:style-name="a626" text:class-names=""/></text:p>
          </draw:text-box>
          <svg:title/>
          <svg:desc/>
        </draw:frame>
        <draw:frame draw:id="id147" presentation:style-name="a648" draw:name="Espace réservé du contenu 3" svg:x="0.75in" svg:y="2.34259in" svg:width="5.46296in" svg:height="3.99074in" presentation:class="outline" presentation:placeholder="false">
          <draw:text-box>
            <text:list text:style-name="a632">
              <text:list-item>
                <text:p text:style-name="a631" text:class-names="" text:cond-style-name="" text:id="id142"><text:span text:style-name="a629" text:class-names=""><text:a xlink:href="https://www.php.net/manual/fr/reserved.variables.globals.php" text:style-name="" text:visited-style-name="">$GLOBALS</text:a></text:span><text:span text:style-name="a630" text:class-names=""/></text:p>
              </text:list-item>
            </text:list>
            <text:list text:style-name="a636">
              <text:list-item>
                <text:p text:style-name="a635" text:class-names="" text:cond-style-name="" text:id="id143"><text:span text:style-name="a633" text:class-names=""><text:a xlink:href="https://www.php.net/manual/fr/reserved.variables.server.php" text:style-name="" text:visited-style-name="">$_SERVER</text:a></text:span><text:span text:style-name="a634" text:class-names=""/></text:p>
              </text:list-item>
            </text:list>
            <text:list text:style-name="a640">
              <text:list-item>
                <text:p text:style-name="a639" text:class-names="" text:cond-style-name="" text:id="id144"><text:span text:style-name="a637" text:class-names=""><text:a xlink:href="https://www.php.net/manual/fr/reserved.variables.get.php" text:style-name="" text:visited-style-name="">$_GET</text:a></text:span><text:span text:style-name="a638" text:class-names=""/></text:p>
              </text:list-item>
            </text:list>
            <text:list text:style-name="a644">
              <text:list-item>
                <text:p text:style-name="a643" text:class-names="" text:cond-style-name="" text:id="id145"><text:span text:style-name="a641" text:class-names=""><text:a xlink:href="https://www.php.net/manual/fr/reserved.variables.post.php" text:style-name="" text:visited-style-name="">$_POST</text:a></text:span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 text:id="id146"><text:span text:style-name="a645" text:class-names=""/></text:p>
              </text:list-item>
            </text:list>
          </draw:text-box>
          <svg:title/>
          <svg:desc/>
        </draw:frame>
        <draw:frame draw:id="id154" presentation:style-name="a672" draw:name="Espace réservé du contenu 4" svg:x="6.3669in" svg:y="2.34259in" svg:width="5.46296in" svg:height="3.99074in" presentation:class="outline" presentation:placeholder="false">
          <draw:text-box>
            <text:list text:style-name="a652">
              <text:list-item>
                <text:p text:style-name="a651" text:class-names="" text:cond-style-name="" text:id="id148"><text:span text:style-name="a649" text:class-names=""><text:a xlink:href="https://www.php.net/manual/fr/reserved.variables.files.php" text:style-name="" text:visited-style-name="">$_FILES</text:a></text:span><text:span text:style-name="a650" text:class-names=""/></text:p>
              </text:list-item>
            </text:list>
            <text:list text:style-name="a656">
              <text:list-item>
                <text:p text:style-name="a655" text:class-names="" text:cond-style-name="" text:id="id149"><text:span text:style-name="a653" text:class-names=""><text:a xlink:href="https://www.php.net/manual/fr/reserved.variables.cookies.php" text:style-name="" text:visited-style-name="">$_COOKIE</text:a></text:span><text:span text:style-name="a654" text:class-names=""/></text:p>
              </text:list-item>
            </text:list>
            <text:list text:style-name="a660">
              <text:list-item>
                <text:p text:style-name="a659" text:class-names="" text:cond-style-name="" text:id="id150"><text:span text:style-name="a657" text:class-names=""><text:a xlink:href="https://www.php.net/manual/fr/reserved.variables.session.php" text:style-name="" text:visited-style-name="">$_SESSION</text:a></text:span><text:span text:style-name="a658" text:class-names=""/></text:p>
              </text:list-item>
            </text:list>
            <text:list text:style-name="a664">
              <text:list-item>
                <text:p text:style-name="a663" text:class-names="" text:cond-style-name="" text:id="id151"><text:span text:style-name="a661" text:class-names=""><text:a xlink:href="https://www.php.net/manual/fr/reserved.variables.request.php" text:style-name="" text:visited-style-name="">$_REQUEST</text:a></text:span><text:span text:style-name="a662" text:class-names=""/></text:p>
              </text:list-item>
            </text:list>
            <text:list text:style-name="a668">
              <text:list-item>
                <text:p text:style-name="a667" text:class-names="" text:cond-style-name="" text:id="id152"><text:span text:style-name="a665" text:class-names=""><text:a xlink:href="https://www.php.net/manual/fr/reserved.variables.environment.php" text:style-name="" text:visited-style-name="">$_ENV</text:a></text:span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 text:id="id153"><text:span text:style-name="a66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  <anim:transitionFilter smil:targetElement="id14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  <anim:transitionFilter smil:targetElement="id14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  <anim:transitionFilter smil:targetElement="id14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3" smil:attributeName="visibility" smil:to="visible" smil:begin="0.0s" smil:dur="0.001s" smil:fill="hold"/>
                  <anim:transitionFilter smil:targetElement="id14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  <anim:transitionFilter smil:targetElement="id14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4" smil:attributeName="visibility" smil:to="visible" smil:begin="0.0s" smil:dur="0.001s" smil:fill="hold"/>
                  <anim:transitionFilter smil:targetElement="id15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  <anim:transitionFilter smil:targetElement="id14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  <anim:transitionFilter smil:targetElement="id15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  <anim:transitionFilter smil:targetElement="id15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fade" smil:subtype="crossfade" smil:dur="0.5s"/>
                </anim:par>
              </anim:par>
            </anim:par>
          </anim:seq>
        </anim:par>
      </draw:page>
      <draw:page draw:name="Slide6" draw:style-name="a674" draw:master-page-name="Master1-Layout2-obj-Titre-et-contenu" presentation:presentation-page-layout-name="Master1-PPL2" draw:id="Slide-261">
        <draw:frame draw:id="id156" presentation:style-name="a679" draw:name="Titre 4" svg:x="0.75in" svg:y="0.66667in" svg:width="11.07986in" svg:height="1.59259in" presentation:class="title" presentation:placeholder="false">
          <draw:text-box>
            <text:p text:style-name="a678" text:class-names="" text:cond-style-name="" text:id="id155"><text:span text:style-name="a675" text:class-names="">$</text:span><text:span text:style-name="a676" text:class-names="">Globals</text:span><text:span text:style-name="a677" text:class-names=""/></text:p>
          </draw:text-box>
          <svg:title/>
          <svg:desc/>
        </draw:frame>
        <draw:frame draw:id="id160" presentation:style-name="a714" draw:name="Espace réservé du contenu 5" svg:x="0.75in" svg:y="2.34259in" svg:width="11.07986in" svg:height="3.99074in" presentation:class="outline" presentation:placeholder="false">
          <draw:text-box>
            <text:list text:style-name="a684">
              <text:list-item>
                <text:p text:style-name="a683" text:class-names="" text:cond-style-name="" text:id="id157"><text:span text:style-name="a680" text:class-names="">Cette variable contient toutes les variables globales défini dans un<text:s text:c="1"/></text:span><text:span text:style-name="a681" text:class-names="">tableau</text:span><text:span text:style-name="a682" text:class-names="">.</text:span></text:p>
              </text:list-item>
            </text:list>
            <text:list text:style-name="a700">
              <text:list-item>
                <text:p text:style-name="a699" text:class-names="" text:cond-style-name="" text:id="id158"><text:span text:style-name="a685" text:class-names="">L’index</text:span><text:span text:style-name="a686" text:class-names=""><text:s text:c="1"/></text:span><text:span text:style-name="a687" text:class-names="">est</text:span><text:span text:style-name="a688" text:class-names=""><text:s text:c="1"/></text:span><text:span text:style-name="a689" text:class-names="">le</text:span><text:span text:style-name="a690" text:class-names=""><text:s text:c="1"/></text:span><text:span text:style-name="a691" text:class-names="">nom</text:span><text:span text:style-name="a692" text:class-names=""><text:s text:c="1"/></text:span><text:span text:style-name="a693" text:class-names="">de</text:span><text:span text:style-name="a694" text:class-names=""><text:s text:c="1"/></text:span><text:span text:style-name="a695" text:class-names="">la</text:span><text:span text:style-name="a696" text:class-names=""><text:s text:c="1"/></text:span><text:span text:style-name="a697" text:class-names="">variable</text:span><text:span text:style-name="a698" text:class-names="">.</text:span></text:p>
              </text:list-item>
            </text:list>
            <text:list text:style-name="a713">
              <text:list-item>
                <text:p text:style-name="a712" text:class-names="" text:cond-style-name="" text:id="id159"><text:span text:style-name="a701" text:class-names="">Le</text:span><text:span text:style-name="a702" text:class-names=""><text:s text:c="1"/></text:span><text:span text:style-name="a703" text:class-names="">format</text:span><text:span text:style-name="a704" text:class-names=""><text:s text:c="1"/></text:span><text:span text:style-name="a705" text:class-names="">est</text:span><text:span text:style-name="a706" text:class-names=""><text:s text:c="1"/></text:span><text:span text:style-name="a707" text:class-names="">le</text:span><text:span text:style-name="a708" text:class-names=""><text:s text:c="1"/></text:span><text:span text:style-name="a709" text:class-names="">suivant</text:span><text:span text:style-name="a710" text:class-names=""><text:s text:c="1"/></text:span><text:span text:style-name="a711" text:class-names="">$GLOBALS[‘nomDeMaVariableGlobale’]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transitionFilter smil:targetElement="id16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transitionFilter smil:targetElement="id15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transitionFilter smil:targetElement="id15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9" smil:attributeName="visibility" smil:to="visible" smil:begin="0.0s" smil:dur="0.001s" smil:fill="hold"/>
                  <anim:transitionFilter smil:targetElement="id159" smil:type="fade" smil:subtype="crossfade" smil:dur="0.5s"/>
                </anim:par>
              </anim:par>
            </anim:par>
          </anim:seq>
        </anim:par>
      </draw:page>
      <draw:page draw:name="Slide7" draw:style-name="a716" draw:master-page-name="Master1-Layout2-obj-Titre-et-contenu" presentation:presentation-page-layout-name="Master1-PPL2" draw:id="Slide-262">
        <draw:frame draw:id="id162" presentation:style-name="a720" draw:name="Titre 1" svg:x="0.75in" svg:y="0.66667in" svg:width="11.07986in" svg:height="1.59259in" presentation:class="title" presentation:placeholder="false">
          <draw:text-box>
            <text:p text:style-name="a719" text:class-names="" text:cond-style-name="" text:id="id161"><text:span text:style-name="a717" text:class-names="">$_Server</text:span><text:span text:style-name="a718" text:class-names=""/></text:p>
          </draw:text-box>
          <svg:title/>
          <svg:desc/>
        </draw:frame>
        <draw:frame draw:id="id165" presentation:style-name="a728" draw:name="Espace réservé du contenu 2" svg:x="0.75in" svg:y="2.34259in" svg:width="11.07986in" svg:height="3.99074in" presentation:class="outline" presentation:placeholder="false">
          <draw:text-box>
            <text:list text:style-name="a723">
              <text:list-item>
                <text:p text:style-name="a722" text:class-names="" text:cond-style-name="" text:id="id163"><text:span text:style-name="a721" text:class-names="">Un tableau contenant des informations relatives au serveur/dossier où est exécuté la page.</text:span></text:p>
              </text:list-item>
            </text:list>
            <text:list text:style-name="a727">
              <text:list-item>
                <text:p text:style-name="a726" text:class-names="" text:cond-style-name="" text:id="id164"><text:span text:style-name="a724" text:class-names="">Cette variable permet notamment de faire des tests.</text:span><text:span text:style-name="a72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4" smil:attributeName="visibility" smil:to="visible" smil:begin="0.0s" smil:dur="0.001s" smil:fill="hold"/>
                  <anim:transitionFilter smil:targetElement="id164" smil:type="fade" smil:subtype="crossfade" smil:dur="0.5s"/>
                </anim:par>
              </anim:par>
            </anim:par>
          </anim:seq>
        </anim:par>
      </draw:page>
      <draw:page draw:name="Slide8" draw:style-name="a730" draw:master-page-name="Master1-Layout2-obj-Titre-et-contenu" presentation:presentation-page-layout-name="Master1-PPL2" draw:id="Slide-263">
        <draw:frame draw:id="id166" presentation:style-name="a734" draw:name="Titre 1" svg:x="0.75in" svg:y="0.66667in" svg:width="11.07986in" svg:height="1.59259in" presentation:class="title" presentation:placeholder="false">
          <draw:text-box>
            <text:p text:style-name="a733" text:class-names="" text:cond-style-name=""><text:span text:style-name="a731" text:class-names="">$_GET</text:span><text:span text:style-name="a732" text:class-names=""/></text:p>
          </draw:text-box>
          <svg:title/>
          <svg:desc/>
        </draw:frame>
        <draw:frame draw:id="id167" presentation:style-name="a799" draw:name="Espace réservé du contenu 2" svg:x="0.75in" svg:y="2.34259in" svg:width="11.07986in" svg:height="3.99074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35" text:class-names="">Variable</text:span><text:span text:style-name="a736" text:class-names=""><text:s text:c="1"/></text:span><text:span text:style-name="a737" text:class-names="">permettant</text:span><text:span text:style-name="a738" text:class-names=""><text:s text:c="1"/></text:span><text:span text:style-name="a739" text:class-names="">la</text:span><text:span text:style-name="a740" text:class-names=""><text:s text:c="1"/></text:span><text:span text:style-name="a741" text:class-names="">récupération</text:span><text:span text:style-name="a742" text:class-names=""><text:s text:c="1"/></text:span><text:span text:style-name="a743" text:class-names="">de</text:span><text:span text:style-name="a744" text:class-names=""><text:s text:c="1"/></text:span><text:span text:style-name="a745" text:class-names="">donnée via l’URL (que l’on nomme une<text:s text:c="1"/></text:span><text:span text:style-name="a746" text:class-names="">query</text:span><text:span text:style-name="a747" text:class-names=""><text:s text:c="1"/>string</text:span><text:span text:style-name="a748" text:class-names="">)</text:span></text:p>
              </text:list-item>
            </text:list>
            <text:list text:style-name="a781">
              <text:list-item>
                <text:p text:style-name="a780" text:class-names="" text:cond-style-name=""><text:span text:style-name="a751" text:class-names="">Pour</text:span><text:span text:style-name="a752" text:class-names=""><text:s text:c="1"/></text:span><text:span text:style-name="a753" text:class-names="">compléter</text:span><text:span text:style-name="a754" text:class-names=""><text:s text:c="1"/></text:span><text:span text:style-name="a755" text:class-names="">un</text:span><text:span text:style-name="a756" text:class-names=""><text:s text:c="1"/></text:span><text:span text:style-name="a757" text:class-names="">champ</text:span><text:span text:style-name="a758" text:class-names=""><text:s text:c="1"/></text:span><text:span text:style-name="a759" text:class-names="">on</text:span><text:span text:style-name="a760" text:class-names=""><text:s text:c="1"/></text:span><text:span text:style-name="a761" text:class-names="">indique</text:span><text:span text:style-name="a762" text:class-names=""><text:s text:c="1"/></text:span><text:span text:style-name="a763" text:class-names="">à</text:span><text:span text:style-name="a764" text:class-names=""><text:s text:c="1"/></text:span><text:span text:style-name="a765" text:class-names="">la</text:span><text:span text:style-name="a766" text:class-names=""><text:s text:c="1"/></text:span><text:span text:style-name="a767" text:class-names="">fin</text:span><text:span text:style-name="a768" text:class-names=""><text:s text:c="1"/></text:span><text:span text:style-name="a769" text:class-names="">de</text:span><text:span text:style-name="a770" text:class-names=""><text:s text:c="1"/></text:span><text:span text:style-name="a771" text:class-names="">l’URL<text:s text:c="1"/></text:span><text:span text:style-name="a772" text:class-names=""><text:a xlink:href="http://[...].php/?NomDuChamp=MaDonnée" text:style-name="" text:visited-style-name="">http://[...].</text:a></text:span><text:span text:style-name="a773" text:class-names=""><text:a xlink:href="http://[...].php/?NomDuChamp=MaDonnée" text:style-name="" text:visited-style-name="">php</text:a></text:span><text:span text:style-name="a774" text:class-names=""><text:a xlink:href="http://[...].php/?NomDuChamp=MaDonnée" text:style-name="" text:visited-style-name="">/</text:a></text:span><text:span text:style-name="a775" text:class-names=""><text:a xlink:href="http://[...].php/?NomDuChamp=MaDonnée" text:style-name="" text:visited-style-name="">?</text:a></text:span><text:span text:style-name="a776" text:class-names=""><text:a xlink:href="http://[...].php/?NomDuChamp=MaDonnée" text:style-name="" text:visited-style-name="">NomDuChamp</text:a></text:span><text:span text:style-name="a777" text:class-names=""><text:a xlink:href="http://[...].php/?NomDuChamp=MaDonnée" text:style-name="" text:visited-style-name="">=</text:a></text:span><text:span text:style-name="a778" text:class-names=""><text:a xlink:href="http://[...].php/?NomDuChamp=MaDonnée" text:style-name="" text:visited-style-name="">MaDonnée</text:a></text:span><text:span text:style-name="a779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2" text:class-names="">S’il</text:span><text:span text:style-name="a783" text:class-names=""><text:s text:c="1"/></text:span><text:span text:style-name="a784" text:class-names="">y</text:span><text:span text:style-name="a785" text:class-names=""><text:s text:c="1"/></text:span><text:span text:style-name="a786" text:class-names="">à</text:span><text:span text:style-name="a787" text:class-names=""><text:s text:c="1"/></text:span><text:span text:style-name="a788" text:class-names="">plusieurs champ à remplir, on les sépare par un<text:s text:c="1"/></text:span><text:span text:style-name="a789" text:class-names="">&amp;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Il est possible que cette méthode génère des problèmes de sécurité.<text:s text:c="1"/></text:span><text:span text:style-name="a796" text:class-names=""/></text:p>
              </text:list-item>
            </text:list>
          </draw:text-box>
          <svg:title/>
          <svg:desc/>
        </draw:frame>
      </draw:page>
      <draw:page draw:name="Slide9" draw:style-name="a801" draw:master-page-name="Master1-Layout2-obj-Titre-et-contenu" presentation:presentation-page-layout-name="Master1-PPL2" draw:id="Slide-264">
        <draw:frame draw:id="id169" presentation:style-name="a805" draw:name="Titre 1" svg:x="0.75in" svg:y="0.66667in" svg:width="11.07986in" svg:height="1.59259in" presentation:class="title" presentation:placeholder="false">
          <draw:text-box>
            <text:p text:style-name="a804" text:class-names="" text:cond-style-name="" text:id="id168"><text:span text:style-name="a802" text:class-names="">$_POST</text:span><text:span text:style-name="a803" text:class-names=""/></text:p>
          </draw:text-box>
          <svg:title/>
          <svg:desc/>
        </draw:frame>
        <draw:frame draw:id="id172" presentation:style-name="a825" draw:name="Espace réservé du contenu 2" svg:x="0.75in" svg:y="2.34259in" svg:width="11.07986in" svg:height="3.99074in" presentation:class="outline" presentation:placeholder="false">
          <draw:text-box>
            <text:list text:style-name="a821">
              <text:list-item>
                <text:p text:style-name="a820" text:class-names="" text:cond-style-name="" text:id="id170"><text:span text:style-name="a806" text:class-names="">De</text:span><text:span text:style-name="a807" text:class-names=""><text:s text:c="1"/></text:span><text:span text:style-name="a808" text:class-names="">la</text:span><text:span text:style-name="a809" text:class-names=""><text:s text:c="1"/></text:span><text:span text:style-name="a810" text:class-names="">même</text:span><text:span text:style-name="a811" text:class-names=""><text:s text:c="1"/></text:span><text:span text:style-name="a812" text:class-names="">manière que<text:s text:c="1"/></text:span><text:span text:style-name="a813" text:class-names="">get</text:span><text:span text:style-name="a814" text:class-names="">, cette variable est un tableau associatif<text:s text:c="1"/></text:span><text:span text:style-name="a815" text:class-names="">« variable/valeur »</text:span><text:span text:style-name="a816" text:class-names=""><text:s text:c="1"/>qui transmet de manière<text:s text:c="1"/></text:span><text:span text:style-name="a817" text:class-names="">masqué<text:s text:c="1"/></text:span><text:span text:style-name="a818" text:class-names="">les informations</text:span><text:span text:style-name="a819" text:class-names="">.</text:span></text:p>
              </text:list-item>
            </text:list>
            <text:list text:style-name="a824">
              <text:list-item>
                <text:p text:style-name="a823" text:class-names="" text:cond-style-name="" text:id="id171"><text:span text:style-name="a82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transitionFilter smil:targetElement="id16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2" smil:attributeName="visibility" smil:to="visible" smil:begin="0.0s" smil:dur="0.001s" smil:fill="hold"/>
                  <anim:transitionFilter smil:targetElement="id172" smil:type="fade" smil:subtype="crossfade" smil:dur="0.5s"/>
                </anim:par>
              </anim:par>
            </anim:par>
          </anim:seq>
        </anim:par>
      </draw:page>
      <draw:page draw:name="Slide10" draw:style-name="a827" draw:master-page-name="Master1-Layout2-obj-Titre-et-contenu" presentation:presentation-page-layout-name="Master1-PPL2" draw:id="Slide-265">
        <draw:frame draw:id="id173" presentation:style-name="a831" draw:name="Titre 1" svg:x="0.75in" svg:y="0.66667in" svg:width="11.07986in" svg:height="1.59259in" presentation:class="title" presentation:placeholder="false">
          <draw:text-box>
            <text:p text:style-name="a830" text:class-names="" text:cond-style-name=""><text:span text:style-name="a828" text:class-names="">$_File</text:span><text:span text:style-name="a829" text:class-names=""/></text:p>
          </draw:text-box>
          <svg:title/>
          <svg:desc/>
        </draw:frame>
        <draw:frame draw:id="id179" presentation:style-name="a861" draw:name="Espace réservé du contenu 2" svg:x="0.75in" svg:y="2.34259in" svg:width="11.07986in" svg:height="3.99074in" presentation:class="outline" presentation:placeholder="false">
          <draw:text-box>
            <text:list text:style-name="a836">
              <text:list-item>
                <text:p text:style-name="a835" text:class-names="" text:cond-style-name="" text:id="id174"><text:span text:style-name="a832" text:class-names="">Permet lors de l’</text:span><text:span text:style-name="a833" text:class-names="">upload</text:span><text:span text:style-name="a834" text:class-names=""><text:s text:c="1"/>de fichier via la méthode post de connaître différentes informations tels que :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 text:id="id175"><text:span text:style-name="a837" text:class-names="">$_FILES[‘</text:span><text:span text:style-name="a838" text:class-names="">nomDuChamp</text:span><text:span text:style-name="a839" text:class-names="">’][‘</text:span><text:span text:style-name="a840" text:class-names="">name</text:span><text:span text:style-name="a841" text:class-names="">’]<text:s text:c="1"/></text:span><text:span text:style-name="a842" text:class-names="">= Le nom du fichier uploader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 text:id="id176"><text:span text:style-name="a845" text:class-names="">$_FILES[‘</text:span><text:span text:style-name="a846" text:class-names="">nomDuChamp</text:span><text:span text:style-name="a847" text:class-names="">’][‘size’]<text:s text:c="1"/></text:span><text:span text:style-name="a848" text:class-names="">= La taille du fichier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 text:id="id177"><text:span text:style-name="a851" text:class-names="">$_FILES[‘</text:span><text:span text:style-name="a852" text:class-names="">nomDuChamp</text:span><text:span text:style-name="a853" text:class-names="">’][‘type’]<text:s text:c="1"/></text:span><text:span text:style-name="a854" text:class-names="">= Le type du fichier</text:span><text:span text:style-name="a855" text:class-names=""/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 text:id="id178"><text:span text:style-name="a858" text:class-names="">...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9" smil:attributeName="visibility" smil:to="visible" smil:begin="0.0s" smil:dur="0.001s" smil:fill="hold"/>
                  <anim:transitionFilter smil:targetElement="id17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  <anim:transitionFilter smil:targetElement="id174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75" smil:attributeName="visibility" smil:to="visible" smil:begin="0.0s" smil:dur="0.001s" smil:fill="hold"/>
                  <anim:transitionFilter smil:targetElement="id175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76" smil:attributeName="visibility" smil:to="visible" smil:begin="0.0s" smil:dur="0.001s" smil:fill="hold"/>
                  <anim:transitionFilter smil:targetElement="id176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77" smil:attributeName="visibility" smil:to="visible" smil:begin="0.0s" smil:dur="0.001s" smil:fill="hold"/>
                  <anim:transitionFilter smil:targetElement="id17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  <anim:transitionFilter smil:targetElement="id178" smil:type="fade" smil:subtype="crossfade" smil:dur="0.5s"/>
                </anim:par>
              </anim:par>
            </anim:par>
          </anim:seq>
        </anim:par>
      </draw:page>
      <draw:page draw:name="Slide11" draw:style-name="a863" draw:master-page-name="Master1-Layout2-obj-Titre-et-contenu" presentation:presentation-page-layout-name="Master1-PPL2" draw:id="Slide-266">
        <draw:frame draw:id="id181" presentation:style-name="a867" draw:name="Titre 1" svg:x="0.75in" svg:y="0.66667in" svg:width="11.07986in" svg:height="1.59259in" presentation:class="title" presentation:placeholder="false">
          <draw:text-box>
            <text:p text:style-name="a866" text:class-names="" text:cond-style-name="" text:id="id180"><text:span text:style-name="a864" text:class-names="">$_Cookies</text:span><text:span text:style-name="a865" text:class-names=""/></text:p>
          </draw:text-box>
          <svg:title/>
          <svg:desc/>
        </draw:frame>
        <draw:frame draw:id="id186" presentation:style-name="a936" draw:name="Espace réservé du contenu 2" svg:x="0.75in" svg:y="2.34259in" svg:width="11.07986in" svg:height="3.99074in" presentation:class="outline" presentation:placeholder="false">
          <draw:text-box>
            <text:list text:style-name="a892">
              <text:list-item>
                <text:p text:style-name="a891" text:class-names="" text:cond-style-name="" text:id="id182"><text:span text:style-name="a868" text:class-names="">Un cookie est un</text:span><text:span text:style-name="a869" text:class-names=""><text:s text:c="1"/></text:span><text:span text:style-name="a870" text:class-names="">fichier</text:span><text:span text:style-name="a871" text:class-names=""><text:s text:c="1"/></text:span><text:span text:style-name="a872" text:class-names="">texte</text:span><text:span text:style-name="a873" text:class-names=""><text:s text:c="1"/></text:span><text:span text:style-name="a874" text:class-names="">gardant</text:span><text:span text:style-name="a875" text:class-names=""><text:s text:c="1"/></text:span><text:span text:style-name="a876" text:class-names="">des</text:span><text:span text:style-name="a877" text:class-names=""><text:s text:c="1"/></text:span><text:span text:style-name="a878" text:class-names="">informations</text:span><text:span text:style-name="a879" text:class-names=""><text:s text:c="1"/></text:span><text:span text:style-name="a880" text:class-names="">dans</text:span><text:span text:style-name="a881" text:class-names=""><text:s text:c="1"/></text:span><text:span text:style-name="a882" text:class-names="">le</text:span><text:span text:style-name="a883" text:class-names=""><text:s text:c="1"/></text:span><text:span text:style-name="a884" text:class-names="">cadre</text:span><text:span text:style-name="a885" text:class-names=""><text:s text:c="1"/></text:span><text:span text:style-name="a886" text:class-names="">d’une</text:span><text:span text:style-name="a887" text:class-names=""><text:s text:c="1"/></text:span><text:span text:style-name="a888" text:class-names="">autre</text:span><text:span text:style-name="a889" text:class-names=""><text:s text:c="1"/></text:span><text:span text:style-name="a890" text:class-names="">visite sur un même site, permettant la sauvegarde de certaines informations.</text:span></text:p>
              </text:list-item>
            </text:list>
            <text:list text:style-name="a927">
              <text:list-item>
                <text:p text:style-name="a926" text:class-names="" text:cond-style-name="" text:id="id183"><text:span text:style-name="a893" text:class-names="">Avant</text:span><text:span text:style-name="a894" text:class-names=""><text:s text:c="1"/></text:span><text:span text:style-name="a895" text:class-names="">de</text:span><text:span text:style-name="a896" text:class-names=""><text:s text:c="1"/></text:span><text:span text:style-name="a897" text:class-names="">pouvoir</text:span><text:span text:style-name="a898" text:class-names=""><text:s text:c="1"/></text:span><text:span text:style-name="a899" text:class-names="">utiliser</text:span><text:span text:style-name="a900" text:class-names=""><text:s text:c="1"/></text:span><text:span text:style-name="a901" text:class-names="">cette</text:span><text:span text:style-name="a902" text:class-names=""><text:s text:c="1"/></text:span><text:span text:style-name="a903" text:class-names="">variable,</text:span><text:span text:style-name="a904" text:class-names=""><text:s text:c="1"/></text:span><text:span text:style-name="a905" text:class-names="">il</text:span><text:span text:style-name="a906" text:class-names=""><text:s text:c="1"/></text:span><text:span text:style-name="a907" text:class-names="">faut</text:span><text:span text:style-name="a908" text:class-names=""><text:s text:c="1"/></text:span><text:span text:style-name="a909" text:class-names="">d’abord</text:span><text:span text:style-name="a910" text:class-names=""><text:s text:c="1"/></text:span><text:span text:style-name="a911" text:class-names="">créer</text:span><text:span text:style-name="a912" text:class-names=""><text:s text:c="1"/></text:span><text:span text:style-name="a913" text:class-names="">un</text:span><text:span text:style-name="a914" text:class-names=""><text:s text:c="1"/></text:span><text:span text:style-name="a915" text:class-names="">cookie</text:span><text:span text:style-name="a916" text:class-names=""><text:s text:c="1"/></text:span><text:span text:style-name="a917" text:class-names="">qui</text:span><text:span text:style-name="a918" text:class-names=""><text:s text:c="1"/></text:span><text:span text:style-name="a919" text:class-names="">se</text:span><text:span text:style-name="a920" text:class-names=""><text:s text:c="1"/></text:span><text:span text:style-name="a921" text:class-names="">place</text:span><text:span text:style-name="a922" text:class-names=""><text:s text:c="1"/></text:span><text:span text:style-name="a923" text:class-names="">avant tout code HTML avec la commande<text:s text:c="1"/></text:span><text:span text:style-name="a924" text:class-names="">setcookie</text:span><text:span text:style-name="a925" text:class-names="">(…);</text:span></text:p>
              </text:list-item>
            </text:list>
            <text:list text:style-name="a932">
              <text:list-item>
                <text:p text:style-name="a931" text:class-names="" text:cond-style-name="" text:id="id184"><text:span text:style-name="a928" text:class-names="">$_COOKIES comme les variables précédentes est un tableau<text:s text:c="1"/></text:span><text:span text:style-name="a929" text:class-names="">« variables/valeur  »<text:s text:c="1"/></text:span><text:span text:style-name="a930" text:class-names="">permettant d’accéder aux informations de ce dit cookie.</text:span></text:p>
              </text:list-item>
            </text:list>
            <text:list text:style-name="a935">
              <text:list-item>
                <text:p text:style-name="a934" text:class-names="" text:cond-style-name="" text:id="id185"><text:span text:style-name="a93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fade" smil:subtype="crossfade" smil:dur="0.5s"/>
                </anim:par>
              </anim:par>
            </anim:par>
          </anim:seq>
        </anim:par>
      </draw:page>
      <draw:page draw:name="Slide12" draw:style-name="a938" draw:master-page-name="Master1-Layout2-obj-Titre-et-contenu" presentation:presentation-page-layout-name="Master1-PPL2" draw:id="Slide-267">
        <draw:frame draw:id="id188" presentation:style-name="a942" draw:name="Titre 1" svg:x="0.75in" svg:y="0.66667in" svg:width="11.07986in" svg:height="1.59259in" presentation:class="title" presentation:placeholder="false">
          <draw:text-box>
            <text:p text:style-name="a941" text:class-names="" text:cond-style-name="" text:id="id187"><text:span text:style-name="a939" text:class-names="">$_SESSION</text:span><text:span text:style-name="a940" text:class-names=""/></text:p>
          </draw:text-box>
          <svg:title/>
          <svg:desc/>
        </draw:frame>
        <draw:frame draw:id="id190" presentation:style-name="a949" draw:name="Espace réservé du contenu 2" svg:x="0.75in" svg:y="2.34259in" svg:width="11.07986in" svg:height="3.99074in" presentation:class="outline" presentation:placeholder="false">
          <draw:text-box>
            <text:list text:style-name="a948">
              <text:list-item>
                <text:p text:style-name="a947" text:class-names="" text:cond-style-name="" text:id="id189"><text:span text:style-name="a943" text:class-names="">Semblable</text:span><text:span text:style-name="a944" text:class-names=""><text:s text:c="1"/></text:span><text:span text:style-name="a945" text:class-names="">aux variables précédentes, avec la nuance qu’il faut avoir démarrer une session avant l’utilisation de celle-ci.</text:span><text:span text:style-name="a94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8" smil:attributeName="visibility" smil:to="visible" smil:begin="0.0s" smil:dur="0.001s" smil:fill="hold"/>
                  <anim:transitionFilter smil:targetElement="id18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0" smil:attributeName="visibility" smil:to="visible" smil:begin="0.0s" smil:dur="0.001s" smil:fill="hold"/>
                  <anim:transitionFilter smil:targetElement="id19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transitionFilter smil:targetElement="id189" smil:type="fade" smil:subtype="crossfade" smil:dur="0.5s"/>
                </anim:par>
              </anim:par>
            </anim:par>
          </anim:seq>
        </anim:par>
      </draw:page>
      <draw:page draw:name="Slide13" draw:style-name="a951" draw:master-page-name="Master1-Layout2-obj-Titre-et-contenu" presentation:presentation-page-layout-name="Master1-PPL2" draw:id="Slide-268">
        <draw:frame draw:id="id192" presentation:style-name="a955" draw:name="Titre 1" svg:x="0.75in" svg:y="0.66667in" svg:width="11.07986in" svg:height="1.59259in" presentation:class="title" presentation:placeholder="false">
          <draw:text-box>
            <text:p text:style-name="a954" text:class-names="" text:cond-style-name="" text:id="id191"><text:span text:style-name="a952" text:class-names="">$_REQUEST</text:span><text:span text:style-name="a953" text:class-names=""/></text:p>
          </draw:text-box>
          <svg:title/>
          <svg:desc/>
        </draw:frame>
        <draw:frame draw:id="id196" presentation:style-name="a967" draw:name="Espace réservé du contenu 2" svg:x="0.75in" svg:y="2.34259in" svg:width="11.07986in" svg:height="3.99074in" presentation:class="outline" presentation:placeholder="false">
          <draw:text-box>
            <text:list text:style-name="a959">
              <text:list-item>
                <text:p text:style-name="a958" text:class-names="" text:cond-style-name="" text:id="id193"><text:span text:style-name="a956" text:class-names="">Contient les informations sous forme de tableau les superglobales suivantes :<text:line-break/></text:span><text:span text:style-name="a957" text:class-names="">$_GET / $_POST / $_COOKIE</text:span></text:p>
              </text:list-item>
            </text:list>
            <text:list text:style-name="a962">
              <text:list-item>
                <text:p text:style-name="a961" text:class-names="" text:cond-style-name="" text:id="id194"><text:span text:style-name="a960" text:class-names=""/></text:p>
              </text:list-item>
            </text:list>
            <text:list text:style-name="a966">
              <text:list-item>
                <text:p text:style-name="a965" text:class-names="" text:cond-style-name="" text:id="id195"><text:span text:style-name="a963" text:class-names="">Une variable à ne pas oublier puisque différentes des autres elle permet la modification de $_GET ou $_POST sans que $_REQUEST<text:line-break/>soit affecté et vice-versa.</text:span><text:span text:style-name="a96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2" smil:attributeName="visibility" smil:to="visible" smil:begin="0.0s" smil:dur="0.001s" smil:fill="hold"/>
                  <anim:transitionFilter smil:targetElement="id19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3" smil:attributeName="visibility" smil:to="visible" smil:begin="0.0s" smil:dur="0.001s" smil:fill="hold"/>
                  <anim:transitionFilter smil:targetElement="id1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5" smil:attributeName="visibility" smil:to="visible" smil:begin="0.0s" smil:dur="0.001s" smil:fill="hold"/>
                  <anim:transitionFilter smil:targetElement="id195" smil:type="fade" smil:subtype="crossfade" smil:dur="0.5s"/>
                </anim:par>
              </anim:par>
            </anim:par>
          </anim:seq>
        </anim:par>
      </draw:page>
      <draw:page draw:name="Slide14" draw:style-name="a969" draw:master-page-name="Master1-Layout2-obj-Titre-et-contenu" presentation:presentation-page-layout-name="Master1-PPL2" draw:id="Slide-269">
        <draw:frame draw:id="id198" presentation:style-name="a973" draw:name="Titre 1" svg:x="0.75in" svg:y="0.66667in" svg:width="11.07986in" svg:height="1.59259in" presentation:class="title" presentation:placeholder="false">
          <draw:text-box>
            <text:p text:style-name="a972" text:class-names="" text:cond-style-name="" text:id="id197"><text:span text:style-name="a970" text:class-names="">$_ENV</text:span><text:span text:style-name="a971" text:class-names=""/></text:p>
          </draw:text-box>
          <svg:title/>
          <svg:desc/>
        </draw:frame>
        <draw:frame draw:id="id201" presentation:style-name="a1007" draw:name="Espace réservé du contenu 2" svg:x="0.75in" svg:y="2.34259in" svg:width="11.07986in" svg:height="3.99074in" presentation:class="outline" presentation:placeholder="false">
          <draw:text-box>
            <text:list text:style-name="a992">
              <text:list-item>
                <text:p text:style-name="a991" text:class-names="" text:cond-style-name="" text:id="id199"><text:span text:style-name="a974" text:class-names="">Dernier</text:span><text:span text:style-name="a975" text:class-names=""><text:s text:c="1"/></text:span><text:span text:style-name="a976" text:class-names="">tableau</text:span><text:span text:style-name="a977" text:class-names=""><text:s text:c="1"/></text:span><text:span text:style-name="a978" text:class-names="">contenant</text:span><text:span text:style-name="a979" text:class-names=""><text:s text:c="1"/></text:span><text:span text:style-name="a980" text:class-names="">celui-ci</text:span><text:span text:style-name="a981" text:class-names=""><text:s text:c="1"/></text:span><text:span text:style-name="a982" text:class-names="">des</text:span><text:span text:style-name="a983" text:class-names=""><text:s text:c="1"/></text:span><text:span text:style-name="a984" text:class-names="">informations</text:span><text:span text:style-name="a985" text:class-names=""><text:s text:c="1"/></text:span><text:span text:style-name="a986" text:class-names="">quand</text:span><text:span text:style-name="a987" text:class-names=""><text:s text:c="1"/></text:span><text:span text:style-name="a988" text:class-names="">à</text:span><text:span text:style-name="a989" text:class-names=""><text:s text:c="1"/></text:span><text:span text:style-name="a990" text:class-names="">l’environnement dans lequel s’exécute le script</text:span></text:p>
              </text:list-item>
            </text:list>
            <text:list text:style-name="a1006">
              <text:list-item>
                <text:p text:style-name="a1005" text:class-names="" text:cond-style-name="" text:id="id200"><text:span text:style-name="a993" text:class-names="">Il</text:span><text:span text:style-name="a994" text:class-names=""><text:s text:c="1"/></text:span><text:span text:style-name="a995" text:class-names="">peut</text:span><text:span text:style-name="a996" text:class-names=""><text:s text:c="1"/></text:span><text:span text:style-name="a997" text:class-names="">contenir</text:span><text:span text:style-name="a998" text:class-names=""><text:s text:c="1"/></text:span><text:span text:style-name="a999" text:class-names="">par</text:span><text:span text:style-name="a1000" text:class-names=""><text:s text:c="1"/></text:span><text:span text:style-name="a1001" text:class-names="">exemple le nom d’utilisateur qui exécute le script en utilisant :<text:s text:c="1"/></text:span><text:span text:style-name="a1002" text:class-names="">$_ENV[‘USER’</text:span><text:span text:style-name="a1003" text:class-names="">]</text:span><text:span text:style-name="a100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8" smil:attributeName="visibility" smil:to="visible" smil:begin="0.0s" smil:dur="0.001s" smil:fill="hold"/>
                  <anim:transitionFilter smil:targetElement="id1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01" smil:attributeName="visibility" smil:to="visible" smil:begin="0.0s" smil:dur="0.001s" smil:fill="hold"/>
                  <anim:transitionFilter smil:targetElement="id20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00" smil:attributeName="visibility" smil:to="visible" smil:begin="0.0s" smil:dur="0.001s" smil:fill="hold"/>
                  <anim:transitionFilter smil:targetElement="id200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re et contenu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Titre de section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Deux contenus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a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re seul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Vide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u avec légende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Image avec légende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Image panoramique avec légende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re et légende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Citation avec légende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Carte nom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Carte nom citation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Vrai ou faux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re et texte vertical">
      <presentation:placeholder presentation:object="title" svg:x="0.75in" svg:y="0.66667in" svg:width="11.07986in" svg:height="1.59259in"/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7" style:display-name="Titre vertical et texte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94ce67" draw:opacity="100%" draw:stroke="solid" svg:stroke-width="0.02083in" svg:stroke-color="#6b974a" svg:stroke-opacity="100%" svg:stroke-linecap="round"/>
    </style:default-style>
    <draw:fill-image draw:name="a862" xlink:href="media/image1.jpeg" xlink:show="embed" xlink:actuate="onLoad"/>
    <draw:fill-image draw:name="a826" xlink:href="media/image1.jpeg" xlink:show="embed" xlink:actuate="onLoad"/>
    <draw:fill-image draw:name="a388" xlink:href="media/image1.jpeg" xlink:show="embed" xlink:actuate="onLoad"/>
    <draw:fill-image draw:name="a563" xlink:href="media/image1.jpeg" xlink:show="embed" xlink:actuate="onLoad"/>
    <draw:fill-image draw:name="a440" xlink:href="media/image1.jpeg" xlink:show="embed" xlink:actuate="onLoad"/>
    <draw:fill-image draw:name="a673" xlink:href="media/image1.jpeg" xlink:show="embed" xlink:actuate="onLoad"/>
    <draw:fill-image draw:name="a937" xlink:href="media/image1.jpeg" xlink:show="embed" xlink:actuate="onLoad"/>
    <draw:fill-image draw:name="a336" xlink:href="media/image1.jpeg" xlink:show="embed" xlink:actuate="onLoad"/>
    <draw:fill-image draw:name="a499" xlink:href="media/image1.jpeg" xlink:show="embed" xlink:actuate="onLoad"/>
    <draw:fill-image draw:name="a409" xlink:href="media/image1.jpeg" xlink:show="embed" xlink:actuate="onLoad"/>
    <draw:fill-image draw:name="a109" xlink:href="media/image1.jpeg" xlink:show="embed" xlink:actuate="onLoad"/>
    <draw:fill-image draw:name="a590" xlink:href="media/image1.jpeg" xlink:show="embed" xlink:actuate="onLoad"/>
    <draw:fill-image draw:name="a623" xlink:href="media/image1.jpeg" xlink:show="embed" xlink:actuate="onLoad"/>
    <draw:fill-image draw:name="a218" xlink:href="media/image1.jpeg" xlink:show="embed" xlink:actuate="onLoad"/>
    <draw:fill-image draw:name="a800" xlink:href="media/image1.jpeg" xlink:show="embed" xlink:actuate="onLoad"/>
    <draw:fill-image draw:name="a54" xlink:href="media/image1.jpeg" xlink:show="embed" xlink:actuate="onLoad"/>
    <draw:fill-image draw:name="a968" xlink:href="media/image1.jpeg" xlink:show="embed" xlink:actuate="onLoad"/>
    <draw:fill-image draw:name="a311" xlink:href="media/image1.jpeg" xlink:show="embed" xlink:actuate="onLoad"/>
    <draw:fill-image draw:name="a950" xlink:href="media/image1.jpeg" xlink:show="embed" xlink:actuate="onLoad"/>
    <draw:fill-image draw:name="a543" xlink:href="media/image1.jpeg" xlink:show="embed" xlink:actuate="onLoad"/>
    <draw:fill-image draw:name="a0" xlink:href="media/image1.jpeg" xlink:show="embed" xlink:actuate="onLoad"/>
    <draw:fill-image draw:name="a248" xlink:href="media/image1.jpeg" xlink:show="embed" xlink:actuate="onLoad"/>
    <draw:fill-image draw:name="a160" xlink:href="media/image1.jpeg" xlink:show="embed" xlink:actuate="onLoad"/>
    <draw:fill-image draw:name="a286" xlink:href="media/image1.jpeg" xlink:show="embed" xlink:actuate="onLoad"/>
    <draw:fill-image draw:name="a357" xlink:href="media/image1.jpeg" xlink:show="embed" xlink:actuate="onLoad"/>
    <draw:fill-image draw:name="a533" xlink:href="media/image1.jpeg" xlink:show="embed" xlink:actuate="onLoad"/>
    <draw:fill-image draw:name="a465" xlink:href="media/image1.jpeg" xlink:show="embed" xlink:actuate="onLoad"/>
    <draw:fill-image draw:name="a729" xlink:href="media/image1.jpeg" xlink:show="embed" xlink:actuate="onLoad"/>
    <draw:fill-image draw:name="a235" xlink:href="media/image1.jpeg" xlink:show="embed" xlink:actuate="onLoad"/>
    <draw:fill-image draw:name="a88" xlink:href="media/image1.jpeg" xlink:show="embed" xlink:actuate="onLoad"/>
    <draw:fill-image draw:name="a33" xlink:href="media/image1.jpeg" xlink:show="embed" xlink:actuate="onLoad"/>
    <draw:fill-image draw:name="a715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draw:stroke="non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draw:stroke="non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bitmap" draw:fill-image-name="a2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draw:stroke="none"/>
    </style:style>
    <style:style style:family="text" style:name="a4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graphic" style:name="a288" style:parent-style-name="Graphics">
      <style:graphic-properties draw:fill="none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bitmap" draw:fill-image-name="a4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text" style:name="a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éleste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draw:style-name="a35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Celestia-R1---OverlayTitleHD.png</svg:desc>
      </draw:frame>
      <draw:frame draw:id="id6" presentation:style-name="a39" draw:name="Title 1" svg:x="4.33333in" svg:y="2.14815in" svg:width="7.87153in" svg:height="2.64815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7" presentation:style-name="a43" draw:name="Subtitle 2" svg:x="4.33333in" svg:y="4.79629in" svg:width="7.87153in" svg:height="1.53704in" presentation:class="subtitle" presentation:placeholder="false">
        <draw:text-box>
          <text:p text:style-name="a42" text:class-names="" text:cond-style-name=""><text:span text:style-name="a40" text:class-names="">Modifiez le style des sous-titres du masque</text:span><text:span text:style-name="a41" text:class-names=""/></text:p>
        </draw:text-box>
        <svg:title/>
        <svg:desc/>
      </draw:frame>
      <draw:frame draw:id="id8" presentation:style-name="a47" draw:name="Date Placeholder 3" svg:x="9.76876in" svg:y="6.42014in" svg:width="1.75in" svg:height="0.4131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1/2000</text:date></text:span></text:p>
        </draw:text-box>
        <svg:title/>
        <svg:desc/>
      </draw:frame>
      <draw:frame draw:id="id9" presentation:style-name="a50" draw:name="Footer Placeholder 4" svg:x="4.33333in" svg:y="6.42014in" svg:width="5.3521in" svg:height="0.4131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1.6021in" svg:y="6.42014in" svg:width="0.60276in" svg:height="0.4131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1" draw:style-name="a56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2" presentation:style-name="a60" draw:name="Title 1" svg:x="0.75in" svg:y="0.66667in" svg:width="11.07986in" svg:height="1.59259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3" presentation:style-name="a77" draw:name="Content Placeholder 2" svg:x="0.75in" svg:y="2.34259in" svg:width="11.07986in" svg:height="3.99074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quez pour 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Date Placeholder 3" svg:x="9.39377in" svg:y="6.42014in" svg:width="1.75in" svg:height="0.41319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/1/2000</text:date></text:span></text:p>
        </draw:text-box>
        <svg:title/>
        <svg:desc/>
      </draw:frame>
      <draw:frame draw:id="id15" presentation:style-name="a84" draw:name="Footer Placeholder 4" svg:x="0.75in" svg:y="6.42014in" svg:width="8.56043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2271in" svg:y="6.42014in" svg:width="0.60276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7" draw:style-name="a90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8" presentation:style-name="a94" draw:name="Title 1" svg:x="0.75in" svg:y="3.61831in" svg:width="11.07986in" svg:height="1.6063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19" presentation:style-name="a98" draw:name="Text Placeholder 2" svg:x="0.75in" svg:y="5.22461in" svg:width="11.07986in" svg:height="0.94094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quez pour modifier les styles du texte du masque</text:span></text:p>
            </text:list-item>
          </text:list>
        </draw:text-box>
        <svg:title/>
        <svg:desc/>
      </draw:frame>
      <draw:frame draw:id="id20" presentation:style-name="a102" draw:name="Date Placeholder 3" svg:x="9.39377in" svg:y="6.42014in" svg:width="1.75in" svg:height="0.41319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1/1/2000</text:date></text:span></text:p>
        </draw:text-box>
        <svg:title/>
        <svg:desc/>
      </draw:frame>
      <draw:frame draw:id="id21" presentation:style-name="a105" draw:name="Footer Placeholder 4" svg:x="0.75in" svg:y="6.42014in" svg:width="8.56043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8" draw:name="Slide Number Placeholder 5" svg:x="11.2271in" svg:y="6.42014in" svg:width="0.60276in" svg:height="0.41319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3" draw:style-name="a111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59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25" presentation:style-name="a132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Content Placeholder 3" svg:x="6.3669in" svg:y="2.34259in" svg:width="5.46296in" svg:height="3.9907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4" svg:x="9.39377in" svg:y="6.42014in" svg:width="1.75in" svg:height="0.41319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/1/2000</text:date></text:span></text:p>
        </draw:text-box>
        <svg:title/>
        <svg:desc/>
      </draw:frame>
      <draw:frame draw:id="id28" presentation:style-name="a156" draw:name="Footer Placeholder 5" svg:x="0.75in" svg:y="6.42014in" svg:width="8.56043in" svg:height="0.4131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6" svg:x="11.2271in" svg:y="6.42014in" svg:width="0.60276in" svg:height="0.41319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30" presentation:style-name="a165" draw:name="Title 1" svg:x="0.75in" svg:y="0.66667in" svg:width="11.07986in" svg:height="1.59259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31" presentation:style-name="a169" draw:name="Text Placeholder 2" svg:x="1.06482in" svg:y="2.42593in" svg:width="5.14988in" svg:height="0.630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186" draw:name="Content Placeholder 3" svg:x="0.75in" svg:y="3.13889in" svg:width="5.4647in" svg:height="3.1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name="Text Placeholder 4" svg:x="6.66667in" svg:y="2.43519in" svg:width="5.16493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07" draw:name="Content Placeholder 5" svg:x="6.36864in" svg:y="3.13889in" svg:width="5.46296in" svg:height="3.1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Date Placeholder 6" svg:x="9.39377in" svg:y="6.42014in" svg:width="1.75in" svg:height="0.41319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1/2000</text:date></text:span></text:p>
        </draw:text-box>
        <svg:title/>
        <svg:desc/>
      </draw:frame>
      <draw:frame draw:id="id36" presentation:style-name="a214" draw:name="Footer Placeholder 7" svg:x="0.75in" svg:y="6.42014in" svg:width="8.56043in" svg:height="0.41319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7" presentation:style-name="a217" draw:name="Slide Number Placeholder 8" svg:x="11.2271in" svg:y="6.42014in" svg:width="0.60276in" svg:height="0.41319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38" draw:style-name="a220" draw:name="Picture 5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39" presentation:style-name="a224" draw:name="Title 1" svg:x="0.75in" svg:y="0.66667in" svg:width="11.07986in" svg:height="1.59259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40" presentation:style-name="a228" draw:name="Date Placeholder 2" svg:x="9.39377in" svg:y="6.42014in" svg:width="1.75in" svg:height="0.41319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1/1/2000</text:date></text:span></text:p>
        </draw:text-box>
        <svg:title/>
        <svg:desc/>
      </draw:frame>
      <draw:frame draw:id="id41" presentation:style-name="a231" draw:name="Footer Placeholder 3" svg:x="0.75in" svg:y="6.42014in" svg:width="8.56043in" svg:height="0.41319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2" presentation:style-name="a234" draw:name="Slide Number Placeholder 4" svg:x="11.2271in" svg:y="6.42014in" svg:width="0.60276in" svg:height="0.41319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6">
      <draw:frame draw:id="id43" draw:style-name="a237" draw:name="Picture 4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4" presentation:style-name="a241" draw:name="Date Placeholder 1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1/1/2000</text:date></text:span></text:p>
        </draw:text-box>
        <svg:title/>
        <svg:desc/>
      </draw:frame>
      <draw:frame draw:id="id45" presentation:style-name="a244" draw:name="Footer Placeholder 2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6" presentation:style-name="a247" draw:name="Slide Number Placeholder 3" svg:x="11.2271in" svg:y="6.42014in" svg:width="0.60276in" svg:height="0.41319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9">
      <draw:frame draw:id="id47" draw:style-name="a250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8" presentation:style-name="a254" draw:name="Title 1" svg:x="0.75in" svg:y="2.26852in" svg:width="4.02546in" svg:height="1.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279" draw:name="Date Placeholder 4" svg:x="9.39377in" svg:y="6.42014in" svg:width="1.75in" svg:height="0.41319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/1/2000</text:date></text:span></text:p>
        </draw:text-box>
        <svg:title/>
        <svg:desc/>
      </draw:frame>
      <draw:frame draw:id="id52" presentation:style-name="a282" draw:name="Footer Placeholder 5" svg:x="0.75in" svg:y="6.42014in" svg:width="8.56043in" svg:height="0.4131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11.2271in" svg:y="6.42014in" svg:width="0.60276in" svg:height="0.4131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7">
      <draw:frame draw:id="id54" draw:style-name="a288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55" presentation:style-name="a292" draw:name="Title 1" svg:x="0.75in" svg:y="1.75in" svg:width="6.74175in" svg:height="1.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04" draw:name="Date Placeholder 4" svg:x="9.39377in" svg:y="6.42014in" svg:width="1.75in" svg:height="0.4131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1/2000</text:date></text:span></text:p>
        </draw:text-box>
        <svg:title/>
        <svg:desc/>
      </draw:frame>
      <draw:frame draw:id="id59" presentation:style-name="a307" draw:name="Footer Placeholder 5" svg:x="0.75in" svg:y="6.42014in" svg:width="8.56043in" svg:height="0.4131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0" presentation:style-name="a310" draw:name="Slide Number Placeholder 6" svg:x="11.2271in" svg:y="6.42014in" svg:width="0.60276in" svg:height="0.4131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12">
      <draw:frame draw:id="id61" draw:style-name="a313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2" presentation:style-name="a317" draw:name="Title 1" svg:x="0.75in" svg:y="5.17592in" svg:width="11.07986in" svg:height="0.61979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8" text:class-names="">Cliquez sur l'icône pour ajouter une image</text:span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329" draw:name="Date Placeholder 4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1/2000</text:date></text:span></text:p>
        </draw:text-box>
        <svg:title/>
        <svg:desc/>
      </draw:frame>
      <draw:frame draw:id="id66" presentation:style-name="a332" draw:name="Footer Placeholder 5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5" draw:name="Slide Number Placeholder 6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37">
      <draw:frame draw:id="id68" draw:style-name="a33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9" presentation:style-name="a342" draw:name="Title 1" svg:x="0.75in" svg:y="0.66667in" svg:width="11.07986in" svg:height="3.4166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70" presentation:style-name="a346" draw:name="Text Placeholder 2" svg:x="0.75in" svg:y="4.75in" svg:width="11.07986in" svg:height="1.5833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350" draw:name="Date Placeholder 3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1/2000</text:date></text:span></text:p>
        </draw:text-box>
        <svg:title/>
        <svg:desc/>
      </draw:frame>
      <draw:frame draw:id="id72" presentation:style-name="a353" draw:name="Footer Placeholder 4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3" presentation:style-name="a356" draw:name="Slide Number Placeholder 5" svg:x="11.2271in" svg:y="6.42014in" svg:width="0.60276in" svg:height="0.4131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58">
      <draw:frame draw:id="id74" draw:style-name="a359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75" draw:style-name="a362" draw:name="TextBox 12" svg:x="11.19627in" svg:y="3in" svg:width="0.66667in" svg:height="0.63952in">
        <draw:text-box>
          <text:p text:style-name="a361" text:class-names="" text:cond-style-name=""><text:span text:style-name="a360" text:class-names="">”</text:span></text:p>
        </draw:text-box>
        <svg:title/>
        <svg:desc/>
      </draw:frame>
      <draw:frame draw:id="id76" draw:style-name="a365" draw:name="TextBox 13" svg:x="0.53398in" svg:y="0.90041in" svg:width="0.66667in" svg:height="0.63952in">
        <draw:text-box>
          <text:p text:style-name="a364" text:class-names="" text:cond-style-name=""><text:span text:style-name="a363" text:class-names="">“</text:span></text:p>
        </draw:text-box>
        <svg:title/>
        <svg:desc/>
      </draw:frame>
      <draw:frame draw:id="id77" presentation:style-name="a369" draw:name="Title 1" svg:x="1.08516in" svg:y="0.66667in" svg:width="10.44444in" svg:height="3in" presentation:class="title" presentation:placeholder="false">
        <draw:text-box>
          <text:p text:style-name="a368" text:class-names="" text:cond-style-name=""><text:span text:style-name="a366" text:class-names="">Modifiez le style du titre</text:span><text:span text:style-name="a367" text:class-names=""/></text:p>
        </draw:text-box>
        <svg:title/>
        <svg:desc/>
      </draw:frame>
      <draw:frame draw:id="id78" presentation:style-name="a373" draw:name="Text Placeholder 9" svg:x="1.20065in" svg:y="3.66667in" svg:width="10.21346in" svg:height="0.4166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quez pour modifier les styles du texte du masque</text:span></text:p>
            </text:list-item>
          </text:list>
        </draw:text-box>
        <svg:title/>
        <svg:desc/>
      </draw:frame>
      <draw:frame draw:id="id79" presentation:style-name="a377" draw:name="Text Placeholder 2" svg:x="0.75182in" svg:y="4.75in" svg:width="11.10276in" svg:height="1.58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quez pour modifier les styles du texte du masque</text:span></text:p>
            </text:list-item>
          </text:list>
        </draw:text-box>
        <svg:title/>
        <svg:desc/>
      </draw:frame>
      <draw:frame draw:id="id80" presentation:style-name="a381" draw:name="Date Placeholder 3" svg:x="9.39377in" svg:y="6.42014in" svg:width="1.75in" svg:height="0.41319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1/1/2000</text:date></text:span></text:p>
        </draw:text-box>
        <svg:title/>
        <svg:desc/>
      </draw:frame>
      <draw:frame draw:id="id81" presentation:style-name="a384" draw:name="Footer Placeholder 4" svg:x="0.75in" svg:y="6.42014in" svg:width="8.56043in" svg:height="0.41319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7" draw:name="Slide Number Placeholder 5" svg:x="11.2271in" svg:y="6.42014in" svg:width="0.60276in" svg:height="0.41319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arte-nom" style:page-layout-name="pageLayout1" draw:style-name="a389">
      <draw:frame draw:id="id83" draw:style-name="a390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84" presentation:style-name="a394" draw:name="Title 1" svg:x="0.75in" svg:y="3.61831in" svg:width="11.07986in" svg:height="1.6063in" presentation:class="title" presentation:placeholder="false">
        <draw:text-box>
          <text:p text:style-name="a393" text:class-names="" text:cond-style-name=""><text:span text:style-name="a391" text:class-names="">Modifiez le style du titre</text:span><text:span text:style-name="a392" text:class-names=""/></text:p>
        </draw:text-box>
        <svg:title/>
        <svg:desc/>
      </draw:frame>
      <draw:frame draw:id="id85" presentation:style-name="a398" draw:name="Text Placeholder 2" svg:x="0.75in" svg:y="5.22461in" svg:width="11.07986in" svg:height="0.94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02" draw:name="Date Placeholder 3" svg:x="9.39377in" svg:y="6.42014in" svg:width="1.75in" svg:height="0.41319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/1/2000</text:date></text:span></text:p>
        </draw:text-box>
        <svg:title/>
        <svg:desc/>
      </draw:frame>
      <draw:frame draw:id="id87" presentation:style-name="a405" draw:name="Footer Placeholder 4" svg:x="0.75in" svg:y="6.42014in" svg:width="8.56043in" svg:height="0.41319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88" presentation:style-name="a408" draw:name="Slide Number Placeholder 5" svg:x="11.2271in" svg:y="6.42014in" svg:width="0.60276in" svg:height="0.41319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Carte-nom-citation" style:page-layout-name="pageLayout1" draw:style-name="a410">
      <draw:frame draw:id="id89" draw:style-name="a411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0" draw:style-name="a414" draw:name="TextBox 12" svg:x="11.19627in" svg:y="3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  <draw:frame draw:id="id91" draw:style-name="a417" draw:name="TextBox 13" svg:x="0.53398in" svg:y="0.90041in" svg:width="0.66667in" svg:height="0.63952in">
        <draw:text-box>
          <text:p text:style-name="a416" text:class-names="" text:cond-style-name=""><text:span text:style-name="a415" text:class-names="">“</text:span></text:p>
        </draw:text-box>
        <svg:title/>
        <svg:desc/>
      </draw:frame>
      <draw:frame draw:id="id92" presentation:style-name="a421" draw:name="Title 1" svg:x="1.08516in" svg:y="0.66667in" svg:width="10.44444in" svg:height="3in" presentation:class="title" presentation:placeholder="false">
        <draw:text-box>
          <text:p text:style-name="a420" text:class-names="" text:cond-style-name=""><text:span text:style-name="a418" text:class-names="">Modifiez le style du titre</text:span><text:span text:style-name="a419" text:class-names=""/></text:p>
        </draw:text-box>
        <svg:title/>
        <svg:desc/>
      </draw:frame>
      <draw:frame draw:id="id93" presentation:style-name="a425" draw:name="Text Placeholder 9" svg:x="0.75in" svg:y="4.25in" svg:width="11.08425in" svg:height="0.97222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429" draw:name="Text Placeholder 2" svg:x="0.75in" svg:y="5.22222in" svg:width="11.08425in" svg:height="1.1111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quez pour modifier les styles du texte du masque</text:span></text:p>
            </text:list-item>
          </text:list>
        </draw:text-box>
        <svg:title/>
        <svg:desc/>
      </draw:frame>
      <draw:frame draw:id="id95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1/1/2000</text:date></text:span></text:p>
        </draw:text-box>
        <svg:title/>
        <svg:desc/>
      </draw:frame>
      <draw:frame draw:id="id96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7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Vrai-ou-faux" style:page-layout-name="pageLayout1" draw:style-name="a441">
      <draw:frame draw:id="id98" draw:style-name="a442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9" presentation:style-name="a446" draw:name="Title 1" svg:x="0.75in" svg:y="0.66667in" svg:width="11.07986in" svg:height="3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00" presentation:style-name="a450" draw:name="Text Placeholder 9" svg:x="0.75in" svg:y="3.83333in" svg:width="11.07986in" svg:height="0.9166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54" draw:name="Text Placeholder 2" svg:x="0.75in" svg:y="4.75in" svg:width="11.07986in" svg:height="1.5833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quez pour modifier les styles du texte du masque</text:span></text:p>
            </text:list-item>
          </text:list>
        </draw:text-box>
        <svg:title/>
        <svg:desc/>
      </draw:frame>
      <draw:frame draw:id="id102" presentation:style-name="a458" draw:name="Date Placeholder 3" svg:x="9.39377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/1/2000</text:date></text:span></text:p>
        </draw:text-box>
        <svg:title/>
        <svg:desc/>
      </draw:frame>
      <draw:frame draw:id="id103" presentation:style-name="a461" draw:name="Footer Placeholder 4" svg:x="0.75in" svg:y="6.42014in" svg:width="8.56043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04" presentation:style-name="a464" draw:name="Slide Number Placeholder 5" svg:x="11.2271in" svg:y="6.42014in" svg:width="0.60276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466">
      <draw:frame draw:id="id105" draw:style-name="a467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06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8" text:class-names="">Modifiez le style du titre</text:span><text:span text:style-name="a469" text:class-names=""/></text:p>
        </draw:text-box>
        <svg:title/>
        <svg:desc/>
      </draw:frame>
      <draw:frame draw:id="id107" presentation:style-name="a488" draw:name="Vertical Text Placeholder 2" svg:x="0.75in" svg:y="2.34259in" svg:width="11.07986in" svg:height="3.9907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Deuxième niveau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Cinquième niveau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92" draw:name="Date Placeholder 3" svg:x="9.39377in" svg:y="6.42014in" svg:width="1.75in" svg:height="0.41319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1/1/2000</text:date></text:span></text:p>
        </draw:text-box>
        <svg:title/>
        <svg:desc/>
      </draw:frame>
      <draw:frame draw:id="id109" presentation:style-name="a495" draw:name="Footer Placeholder 4" svg:x="0.75in" svg:y="6.42014in" svg:width="8.56043in" svg:height="0.41319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110" presentation:style-name="a498" draw:name="Slide Number Placeholder 5" svg:x="11.2271in" svg:y="6.42014in" svg:width="0.60276in" svg:height="0.41319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00">
      <draw:frame draw:id="id111" draw:style-name="a501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12" presentation:style-name="a505" draw:name="Vertical Title 1" svg:x="9.46924in" svg:y="0.66667in" svg:width="2.36062in" svg:height="5.66667in" presentation:class="title" presentation:placeholder="false">
        <draw:text-box>
          <text:p text:style-name="a504" text:class-names="" text:cond-style-name=""><text:span text:style-name="a502" text:class-names="">Modifiez le style du titre</text:span><text:span text:style-name="a503" text:class-names=""/></text:p>
        </draw:text-box>
        <svg:title/>
        <svg:desc/>
      </draw:frame>
      <draw:frame draw:id="id113" presentation:style-name="a522" draw:name="Vertical Text Placeholder 2" svg:x="0.75in" svg:y="0.66667in" svg:width="8.56531in" svg:height="5.66667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quez pour modifier les styles du texte du masque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Deuxième niveau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Cinquième niveau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6" draw:name="Date Placeholder 3" svg:x="9.39377in" svg:y="6.42014in" svg:width="1.75in" svg:height="0.41319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1/1/2000</text:date></text:span></text:p>
        </draw:text-box>
        <svg:title/>
        <svg:desc/>
      </draw:frame>
      <draw:frame draw:id="id115" presentation:style-name="a529" draw:name="Footer Placeholder 4" svg:x="0.75in" svg:y="6.42014in" svg:width="8.56043in" svg:height="0.41319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6" presentation:style-name="a532" draw:name="Slide Number Placeholder 5" svg:x="11.2271in" svg:y="6.42014in" svg:width="0.60276in" svg:height="0.4131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uperGlobales</dc:title>
    <meta:initial-creator>Julien Calise</meta:initial-creator>
    <dc:creator>Julien Calise</dc:creator>
    <meta:creation-date>2020-07-15T11:47:13Z</meta:creation-date>
    <dc:date>2020-07-15T17:27:33Z</dc:date>
    <meta:template xlink:href="TM03457452%5b%5bfn=Céleste%5d%5d" xlink:type="simple"/>
    <meta:editing-cycles>14</meta:editing-cycles>
    <meta:editing-duration>PT20420S</meta:editing-duration>
    <meta:document-statistic meta:paragraph-count="57" meta:word-count="508"/>
  </office:meta>
</office:document-meta>
</file>